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320E513DE2E.png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image/png" manifest:full-path="Pictures/10000000000001E0000003206DFF7392.png"/>
  <manifest:file-entry manifest:media-type="image/png" manifest:full-path="Pictures/10000000000001E000000320572B3789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png" manifest:full-path="Pictures/10000000000001E0000003203BE8D842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30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-color="#9999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6" style:family="graphic" style:parent-style-name="standard">
      <style:graphic-properties draw:fill-color="#e6e6ff" draw:textarea-vertical-align="middle"/>
    </style:style>
    <style:style style:name="gr3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5" draw:layer="layout" svg:width="3.635cm" svg:height="0.963cm" svg:x="6.8cm" svg:y="13.237cm">
          <draw:text-box>
            <text:p>Map phase</text:p>
          </draw:text-box>
        </draw:frame>
        <draw:frame draw:style-name="gr26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7" draw:layer="layout" svg:width="4.583cm" svg:height="0.963cm" svg:x="17.6cm" svg:y="13.2cm">
          <draw:text-box>
            <text:p>Reduce phase</text:p>
          </draw:text-box>
        </draw:frame>
        <draw:frame draw:style-name="gr28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2" draw:layer="layout" svg:width="1.035cm" svg:height="0.963cm" svg:x="3cm" svg:y="10.6cm">
          <draw:text-box>
            <text:p>...</text:p>
          </draw:text-box>
        </draw:frame>
        <draw:frame draw:style-name="gr22" draw:layer="layout" svg:width="1.035cm" svg:height="0.963cm" svg:x="13.8cm" svg:y="9.437cm">
          <draw:text-box>
            <text:p>...</text:p>
          </draw:text-box>
        </draw:frame>
        <draw:frame draw:style-name="gr22" draw:layer="layout" svg:width="1.035cm" svg:height="0.963cm" svg:x="24.165cm" svg:y="9.437cm">
          <draw:text-box>
            <text:p>...</text:p>
          </draw:text-box>
        </draw:frame>
        <draw:frame draw:style-name="gr22" draw:layer="layout" svg:width="1.035cm" svg:height="0.963cm" svg:x="7.965cm" svg:y="9.4cm">
          <draw:text-box>
            <text:p>...</text:p>
          </draw:text-box>
        </draw:frame>
        <draw:frame draw:style-name="gr22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1" draw:layer="layout" svg:width="0.853cm" svg:height="0.963cm" svg:x="9.747cm" svg:y="4.8cm">
          <draw:text-box>
            <text:p>1</text:p>
          </draw:text-box>
        </draw:frame>
        <draw:frame draw:style-name="gr21" draw:layer="layout" svg:width="0.853cm" svg:height="0.963cm" svg:x="17.747cm" svg:y="4.8cm">
          <draw:text-box>
            <text:p>1</text:p>
          </draw:text-box>
        </draw:frame>
        <draw:frame draw:style-name="gr21" draw:layer="layout" svg:width="0.853cm" svg:height="0.963cm" svg:x="14.6cm" svg:y="4.037cm">
          <draw:text-box>
            <text:p>1</text:p>
          </draw:text-box>
        </draw:frame>
        <draw:frame draw:style-name="gr21" draw:layer="layout" svg:width="0.853cm" svg:height="0.963cm" svg:x="5.4cm" svg:y="8.837cm">
          <draw:text-box>
            <text:p>3</text:p>
          </draw:text-box>
        </draw:frame>
        <draw:frame draw:style-name="gr21" draw:layer="layout" svg:width="0.853cm" svg:height="0.963cm" svg:x="10.8cm" svg:y="8.837cm">
          <draw:text-box>
            <text:p>4</text:p>
          </draw:text-box>
        </draw:frame>
        <draw:frame draw:style-name="gr21" draw:layer="layout" svg:width="0.853cm" svg:height="0.963cm" svg:x="16.747cm" svg:y="8.8cm">
          <draw:text-box>
            <text:p>5</text:p>
          </draw:text-box>
        </draw:frame>
        <draw:frame draw:style-name="gr21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1" draw:layer="layout" svg:width="0.853cm" svg:height="0.963cm" svg:x="11.8cm" svg:y="6.4cm">
          <draw:text-box>
            <text:p>2</text:p>
          </draw:text-box>
        </draw:frame>
        <draw:frame draw:style-name="gr21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1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architecture" draw:style-name="dp1" draw:master-page-name="Default">
        <draw:custom-shape draw:style-name="gr12" draw:text-style-name="P1" draw:layer="layout" svg:width="4.6cm" svg:height="2cm" svg:x="7cm" svg:y="7.16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cm" svg:x="21.2cm" svg:y="6.8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8cm" svg:y1="7.763cm" svg:x2="17cm" svg:y2="7.763cm">
          <text:p/>
        </draw:line>
        <draw:line draw:style-name="gr2" draw:text-style-name="P1" draw:layer="layout" svg:x1="17cm" svg:y1="8.563cm" svg:x2="11.8cm" svg:y2="8.563cm">
          <text:p/>
        </draw:line>
        <draw:frame draw:style-name="gr29" draw:layer="layout" svg:width="4.409cm" svg:height="0.963cm" svg:x="12.391cm" svg:y="6.8cm">
          <draw:text-box>
            <text:p>gathered data</text:p>
          </draw:text-box>
        </draw:frame>
        <draw:frame draw:style-name="gr22" draw:layer="layout" svg:width="3.072cm" svg:height="0.963cm" svg:x="12.928cm" svg:y="8.6cm">
          <draw:text-box>
            <text:p>feedback</text:p>
          </draw:text-box>
        </draw:frame>
        <draw:custom-shape draw:style-name="gr11" draw:text-style-name="P1" draw:layer="layout" svg:width="4cm" svg:height="1.8cm" svg:x="5cm" svg:y="11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9.4cm" svg:y="11cm">
          <text:p text:style-name="P1">SQLCipher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21.6cm" svg:y="11cm">
          <text:p text:style-name="P1">PostgreSQL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2cm" svg:y1="9.4cm" svg:x2="6.8cm" svg:y2="10.8cm">
          <text:p/>
        </draw:line>
        <draw:line draw:style-name="gr9" draw:text-style-name="P1" draw:layer="layout" svg:x1="9.6cm" svg:y1="9.4cm" svg:x2="11.4cm" svg:y2="10.8cm">
          <text:p/>
        </draw:line>
        <draw:custom-shape draw:style-name="gr30" draw:text-style-name="P1" draw:layer="layout" svg:width="2cm" svg:height="3.4cm" svg:x="17.4cm" svg:y="6.2cm">
          <text:p text:style-name="P1">REST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7.8cm" svg:x2="21cm" svg:y2="7.8cm">
          <text:p/>
        </draw:line>
        <draw:line draw:style-name="gr9" draw:text-style-name="P1" draw:layer="layout" svg:x1="23.6cm" svg:y1="9.2cm" svg:x2="23.6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ainscreen" draw:style-name="dp1" draw:master-page-name="Default">
        <draw:frame draw:style-name="gr1" draw:text-style-name="P1" draw:layer="layout" svg:width="10.159cm" svg:height="16.932cm" svg:x="8.641cm" svg:y="1.6cm">
          <draw:image xlink:href="Pictures/10000000000001E000000320572B37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e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E513DE2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ersonality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3BE8D84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references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6DFF73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table_tablets_hierarchy" draw:style-name="dp1" draw:master-page-name="Default">
        <draw:rect draw:style-name="gr31" draw:text-style-name="P1" draw:layer="layout" svg:width="4.4cm" svg:height="1.6cm" svg:x="2.2cm" svg:y="8.2cm">
          <text:p text:style-name="P1">root tablet</text:p>
        </draw:rect>
        <draw:rect draw:style-name="gr31" draw:text-style-name="P1" draw:layer="layout" svg:width="5.4cm" svg:height="1.6cm" svg:x="9.4cm" svg:y="5.8cm">
          <text:p text:style-name="P1">metadata tablet 2</text:p>
        </draw:rect>
        <draw:rect draw:style-name="gr31" draw:text-style-name="P1" draw:layer="layout" svg:width="5.4cm" svg:height="1.6cm" svg:x="9.4cm" svg:y="7.4cm">
          <text:p text:style-name="P1">metadata tablet 3</text:p>
        </draw:rect>
        <draw:rect draw:style-name="gr31" draw:text-style-name="P1" draw:layer="layout" svg:width="5.4cm" svg:height="1.6cm" svg:x="9.4cm" svg:y="9cm">
          <text:p text:style-name="P1">...</text:p>
        </draw:rect>
        <draw:rect draw:style-name="gr31" draw:text-style-name="P1" draw:layer="layout" svg:width="5.4cm" svg:height="1.6cm" svg:x="9.4cm" svg:y="10.6cm">
          <text:p text:style-name="P1">metadata tablet n</text:p>
        </draw:rect>
        <draw:rect draw:style-name="gr31" draw:text-style-name="P1" draw:layer="layout" svg:width="4.4cm" svg:height="1.6cm" svg:x="17cm" svg:y="6.4cm">
          <text:p text:style-name="P1">user table 1</text:p>
        </draw:rect>
        <draw:rect draw:style-name="gr31" draw:text-style-name="P1" draw:layer="layout" svg:width="4.4cm" svg:height="1.6cm" svg:x="17cm" svg:y="9.8cm">
          <text:p text:style-name="P1">user table m</text:p>
        </draw:rect>
        <draw:line draw:style-name="gr2" draw:text-style-name="P1" draw:layer="layout" svg:x1="7cm" svg:y1="8.6cm" svg:x2="9.2cm" svg:y2="6.6cm">
          <text:p/>
        </draw:line>
        <draw:line draw:style-name="gr2" draw:text-style-name="P1" draw:layer="layout" svg:x1="7cm" svg:y1="8.8cm" svg:x2="9.2cm" svg:y2="8.2cm">
          <text:p/>
        </draw:line>
        <draw:line draw:style-name="gr2" draw:text-style-name="P1" draw:layer="layout" svg:x1="7cm" svg:y1="9.6cm" svg:x2="9.2cm" svg:y2="11.6cm">
          <text:p/>
        </draw:line>
        <draw:line draw:style-name="gr2" draw:text-style-name="P1" draw:layer="layout" svg:x1="15cm" svg:y1="6.8cm" svg:x2="16.8cm" svg:y2="7.2cm">
          <text:p/>
        </draw:line>
        <draw:line draw:style-name="gr2" draw:text-style-name="P1" draw:layer="layout" svg:x1="15cm" svg:y1="11.4cm" svg:x2="16.8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ookeeper_tree" draw:style-name="dp1" draw:master-page-name="Default">
        <draw:circle draw:style-name="gr32" draw:text-style-name="P1" draw:layer="layout" svg:width="1.2cm" svg:height="1.2cm" svg:x="13cm" svg:y="4.2cm">
          <text:p/>
        </draw:circle>
        <draw:circle draw:style-name="gr32" draw:text-style-name="P1" draw:layer="layout" svg:width="1.2cm" svg:height="1.2cm" svg:x="10.4cm" svg:y="6.6cm">
          <text:p/>
        </draw:circle>
        <draw:circle draw:style-name="gr32" draw:text-style-name="P1" draw:layer="layout" svg:width="1.2cm" svg:height="1.2cm" svg:x="15.2cm" svg:y="6.6cm">
          <text:p/>
        </draw:circle>
        <draw:circle draw:style-name="gr33" draw:text-style-name="P1" draw:layer="layout" svg:width="1.2cm" svg:height="1.2cm" svg:x="8.2cm" svg:y="9.4cm">
          <text:p/>
        </draw:circle>
        <draw:circle draw:style-name="gr33" draw:text-style-name="P1" draw:layer="layout" svg:width="1.2cm" svg:height="1.2cm" svg:x="12.2cm" svg:y="9.4cm">
          <text:p/>
        </draw:circle>
        <draw:frame draw:style-name="gr22" draw:layer="layout" svg:width="0.68cm" svg:height="0.963cm" svg:x="12.064cm" svg:y="4.237cm">
          <draw:text-box>
            <text:p>/</text:p>
          </draw:text-box>
        </draw:frame>
        <draw:frame draw:style-name="gr22" draw:layer="layout" svg:width="2.085cm" svg:height="0.963cm" svg:x="8cm" svg:y="6.637cm">
          <draw:text-box>
            <text:p>/app1</text:p>
          </draw:text-box>
        </draw:frame>
        <draw:frame draw:style-name="gr34" draw:layer="layout" svg:width="2.085cm" svg:height="1.363cm" svg:x="16.6cm" svg:y="6.6cm">
          <draw:text-box>
            <text:p>/app2</text:p>
          </draw:text-box>
        </draw:frame>
        <draw:frame draw:style-name="gr35" draw:layer="layout" svg:width="3cm" svg:height="1cm" svg:x="5cm" svg:y="9.4cm">
          <draw:text-box>
            <text:p>/app1/p1</text:p>
          </draw:text-box>
        </draw:frame>
        <draw:frame draw:style-name="gr35" draw:layer="layout" svg:width="3cm" svg:height="1cm" svg:x="13.6cm" svg:y="9.4cm">
          <draw:text-box>
            <text:p>/app1/p2</text:p>
          </draw:text-box>
        </draw:frame>
        <draw:rect draw:style-name="gr36" draw:text-style-name="P1" draw:layer="layout" svg:width="3.2cm" svg:height="1cm" svg:x="6.8cm" svg:y="13.2cm">
          <text:p text:style-name="P1">client 1</text:p>
        </draw:rect>
        <draw:rect draw:style-name="gr36" draw:text-style-name="P1" draw:layer="layout" svg:width="3.2cm" svg:height="1cm" svg:x="11cm" svg:y="13.2cm">
          <text:p text:style-name="P1">client 2</text:p>
        </draw:rect>
        <draw:line draw:style-name="gr2" draw:text-style-name="P1" draw:layer="layout" svg:x1="13.6cm" svg:y1="5.4cm" svg:x2="11.6cm" svg:y2="7cm">
          <text:p/>
        </draw:line>
        <draw:line draw:style-name="gr2" draw:text-style-name="P1" draw:layer="layout" svg:x1="13.6cm" svg:y1="5.4cm" svg:x2="15.2cm" svg:y2="7cm">
          <text:p/>
        </draw:line>
        <draw:line draw:style-name="gr2" draw:text-style-name="P1" draw:layer="layout" svg:x1="11cm" svg:y1="7.8cm" svg:x2="9.2cm" svg:y2="9.6cm">
          <text:p/>
        </draw:line>
        <draw:line draw:style-name="gr2" draw:text-style-name="P1" draw:layer="layout" svg:x1="11cm" svg:y1="7.8cm" svg:x2="12.4cm" svg:y2="9.6cm">
          <text:p/>
        </draw:line>
        <draw:line draw:style-name="gr37" draw:text-style-name="P1" draw:layer="layout" svg:x1="8.8cm" svg:y1="13cm" svg:x2="8.8cm" svg:y2="10.8cm">
          <text:p/>
        </draw:line>
        <draw:line draw:style-name="gr37" draw:text-style-name="P1" draw:layer="layout" svg:x1="12.8cm" svg:y1="13cm" svg:x2="12.8cm" svg:y2="10.8cm">
          <text:p/>
        </draw:line>
        <draw:frame draw:style-name="gr38" draw:text-style-name="P4" draw:layer="layout" svg:width="3.05cm" svg:height="0.839cm" svg:x="5.75cm" svg:y="11.6cm">
          <draw:text-box>
            <text:p><text:span text:style-name="T4">session p1</text:span></text:p>
          </draw:text-box>
        </draw:frame>
        <draw:frame draw:style-name="gr38" draw:text-style-name="P4" draw:layer="layout" svg:width="3.05cm" svg:height="0.839cm" svg:x="12.8cm" svg:y="11.6cm">
          <draw:text-box>
            <text:p><text:span text:style-name="T4">session p2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architecture" draw:style-name="dp1" draw:master-page-name="Default">
        <draw:rect draw:style-name="gr31" draw:text-style-name="P1" draw:layer="layout" svg:width="2.6cm" svg:height="1.4cm" svg:x="2.4cm" svg:y="6.2cm">
          <text:p text:style-name="P1">spout</text:p>
        </draw:rect>
        <draw:rect draw:style-name="gr31" draw:text-style-name="P1" draw:layer="layout" svg:width="2.6cm" svg:height="1.4cm" svg:x="2.4cm" svg:y="9.4cm">
          <text:p text:style-name="P1">spout</text:p>
        </draw:rect>
        <draw:ellipse draw:style-name="gr31" draw:text-style-name="P1" draw:layer="layout" svg:width="3cm" svg:height="1.6cm" svg:x="7.8cm" svg:y="6cm">
          <text:p text:style-name="P1">bolt</text:p>
        </draw:ellipse>
        <draw:ellipse draw:style-name="gr31" draw:text-style-name="P1" draw:layer="layout" svg:width="3cm" svg:height="1.6cm" svg:x="7.8cm" svg:y="9.2cm">
          <text:p text:style-name="P1">bolt</text:p>
        </draw:ellipse>
        <draw:ellipse draw:style-name="gr31" draw:text-style-name="P1" draw:layer="layout" svg:width="3cm" svg:height="1.6cm" svg:x="12.8cm" svg:y="7.4cm">
          <text:p text:style-name="P1">bolt</text:p>
        </draw:ellipse>
        <draw:line draw:style-name="gr2" draw:text-style-name="P1" draw:layer="layout" svg:x1="5cm" svg:y1="6.8cm" svg:x2="7.8cm" svg:y2="6.8cm">
          <text:p/>
        </draw:line>
        <draw:line draw:style-name="gr2" draw:text-style-name="P1" draw:layer="layout" svg:x1="5cm" svg:y1="10cm" svg:x2="7.8cm" svg:y2="10cm">
          <text:p/>
        </draw:line>
        <draw:line draw:style-name="gr2" draw:text-style-name="P1" draw:layer="layout" svg:x1="5cm" svg:y1="9.8cm" svg:x2="8cm" svg:y2="7.2cm">
          <text:p/>
        </draw:line>
        <draw:line draw:style-name="gr2" draw:text-style-name="P1" draw:layer="layout" svg:x1="10.8cm" svg:y1="6.8cm" svg:x2="12.8cm" svg:y2="8.2cm">
          <text:p/>
        </draw:line>
        <draw:line draw:style-name="gr2" draw:text-style-name="P1" draw:layer="layout" svg:x1="10.8cm" svg:y1="10cm" svg:x2="12.8cm" svg:y2="8.4cm">
          <text:p/>
        </draw:line>
        <draw:frame draw:style-name="gr39" draw:text-style-name="P5" draw:layer="layout" svg:width="3cm" svg:height="0.725cm" svg:x="5cm" svg:y="5.875cm">
          <draw:text-box>
            <text:p text:style-name="P5"><text:span text:style-name="T2">tuple stream</text:span></text:p>
          </draw:text-box>
        </draw:frame>
        <draw:frame draw:style-name="gr39" draw:text-style-name="P5" draw:layer="layout" svg:width="3cm" svg:height="0.725cm" svg:x="5cm" svg:y="10cm">
          <draw:text-box>
            <text:p text:style-name="P5"><text:span text:style-name="T2">tuple strea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9H23M4S</meta:editing-duration>
    <meta:editing-cycles>32</meta:editing-cycles>
    <dc:date>2014-08-30T14:53:19.45</dc:date>
    <dc:creator>Svetlana Pospelova</dc:creator>
    <meta:generator>OpenOffice/4.1.0$Win32 OpenOffice.org_project/410m18$Build-9764</meta:generator>
    <meta:document-statistic meta:object-count="252"/>
  </office:meta>
</office:document-meta>
</file>